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paragraph-rsid="00214c9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paragraph-properties fo:margin-left="1.251cm" fo:margin-right="0cm" fo:text-indent="0cm" style:auto-text-indent="false"/>
    </style:style>
    <style:style style:name="P7" style:family="paragraph" style:parent-style-name="Standard" style:list-style-name="L1">
      <style:text-properties officeooo:paragraph-rsid="001cf178"/>
    </style:style>
    <style:style style:name="P8" style:family="paragraph" style:parent-style-name="Table_20_Contents">
      <style:text-properties officeooo:rsid="001cf178" officeooo:paragraph-rsid="001cf178"/>
    </style:style>
    <style:style style:name="T1" style:family="text">
      <style:text-properties officeooo:rsid="00214c90"/>
    </style:style>
    <style:style style:name="T2" style:family="text">
      <style:text-properties officeooo:rsid="001d79d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Ricerca <text:span text:style-name="T2">A</text:span>rea <text:span text:style-name="T2">D</text:span>idattic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Addetto ai servizi bibliotecnici oppure Amministra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Addetto ai servizi bibliotecnici oppure comeamministratore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1">L'utente a</text:span>ccede alla sezione per la gestione delle collocazioni dei libri.</text:p>
            <text:p text:style-name="Table_20_Contents"/>
            <text:p text:style-name="P3">2. <text:span text:style-name="T1">L'utente <text:s/>i</text:span>nserisce il nome dell'area didattica nell'apposito campo di ricerca </text:p>
            <text:p text:style-name="Table_20_Contents"/>
            <text:p text:style-name="P3">3. <text:span text:style-name="T1">L'utente s</text:span>ottomette al sistema il valore inserito.</text:p>
            <text:p text:style-name="P3"/>
            <text:p text:style-name="P6">4. Il sistema mostra i risultati della ricerca.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707567" text:style-name="L1">
              <text:list-item>
                <text:p text:style-name="P7">Nel caso di un errore utente, il sistema mostra all’utente un messaggio di errore che indica l'errore verificatosi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Addetto ai servizi bibliotecnici oppure Amministratore deve poter ricercare un' area didattica in archivio in meno di 10 secondi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3</meta:editing-cycles>
    <meta:generator>LibreOffice/3.6$Windows_x86 LibreOffice_project/da8c1e6-fd468f4-454e206-f42a4a9-143cfd</meta:generator>
    <dc:date>2012-10-17T19:56:55.99</dc:date>
    <meta:document-statistic meta:table-count="1" meta:image-count="0" meta:object-count="0" meta:page-count="1" meta:paragraph-count="19" meta:word-count="129" meta:character-count="888" meta:non-whitespace-character-count="776"/>
  </office:meta>
</office:document-meta>
</file>